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proj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-left="0cm" fo:padding-right="0cm" fo:padding-top="0cm" fo:padding-bottom="0.101cm" fo:border-left="none" fo:border-right="none" fo:border-top="none" fo:border-bottom="0.06pt solid #729fcf" style:shadow="none"/>
      <style:text-properties fo:color="#5983b0" loext:opacity="100%" fo:font-size="28pt" fo:font-style="italic" fo:font-weight="bold" officeooo:rsid="0008dd8f" style:font-size-asian="28pt" style:font-weight-asian="bold" style:font-size-complex="28pt" style:font-weight-complex="bold" style:font-relief="emboss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9T11:03:25.435000000</meta:creation-date>
    <dc:date>2023-09-29T11:09:31.352000000</dc:date>
    <meta:editing-duration>PT6M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